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90000001D9DF5245DB.png"/>
  <manifest:file-entry manifest:media-type="image/png" manifest:full-path="Pictures/1000000000000290000001D9CC33E64A.png"/>
  <manifest:file-entry manifest:media-type="image/png" manifest:full-path="Pictures/1000000000000290000001D959D7699B.png"/>
  <manifest:file-entry manifest:media-type="image/png" manifest:full-path="Pictures/1000000000000290000001D924D28757.png"/>
  <manifest:file-entry manifest:media-type="image/png" manifest:full-path="Pictures/1000000000000290000001D9101D1B9A.png"/>
  <manifest:file-entry manifest:media-type="image/png" manifest:full-path="Pictures/1000000000000290000001D92CD99A23.png"/>
  <manifest:file-entry manifest:media-type="image/png" manifest:full-path="Pictures/1000000000000290000001D9A68B0BEF.png"/>
  <manifest:file-entry manifest:media-type="image/png" manifest:full-path="Pictures/1000000000000290000001D9943034AA.png"/>
  <manifest:file-entry manifest:media-type="image/png" manifest:full-path="Pictures/1000000000000290000001D991CE751E.png"/>
  <manifest:file-entry manifest:media-type="image/png" manifest:full-path="Pictures/1000000000000290000001D9AEFA680A.png"/>
  <manifest:file-entry manifest:media-type="image/png" manifest:full-path="Pictures/1000000000000290000001D9D86E5BF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2.257cm" draw:z-index="0"><draw:image xlink:href="Pictures/1000000000000290000001D9A68B0BEF.png" xlink:type="simple" xlink:show="embed" xlink:actuate="onLoad"/></draw:frame></text:p>
      <text:p text:style-name="Standard"><draw:frame draw:style-name="fr1" draw:name="graphics2" text:anchor-type="paragraph" svg:width="17cm" svg:height="12.257cm" draw:z-index="1"><draw:image xlink:href="Pictures/1000000000000290000001D9101D1B9A.png" xlink:type="simple" xlink:show="embed" xlink:actuate="onLoad"/></draw:frame></text:p>
      <text:p text:style-name="Standard"><draw:frame draw:style-name="fr1" draw:name="graphics3" text:anchor-type="paragraph" svg:width="17cm" svg:height="12.257cm" draw:z-index="2"><draw:image xlink:href="Pictures/1000000000000290000001D9D86E5BF2.png" xlink:type="simple" xlink:show="embed" xlink:actuate="onLoad"/></draw:frame><text:soft-page-break/></text:p>
      <text:p text:style-name="Standard"><draw:frame draw:style-name="fr1" draw:name="graphics4" text:anchor-type="paragraph" svg:width="17cm" svg:height="12.257cm" draw:z-index="3"><draw:image xlink:href="Pictures/1000000000000290000001D9DF5245DB.png" xlink:type="simple" xlink:show="embed" xlink:actuate="onLoad"/></draw:frame></text:p>
      <text:p text:style-name="Standard"><draw:frame draw:style-name="fr1" draw:name="graphics5" text:anchor-type="paragraph" svg:width="17cm" svg:height="12.257cm" draw:z-index="4"><draw:image xlink:href="Pictures/1000000000000290000001D9AEFA680A.png" xlink:type="simple" xlink:show="embed" xlink:actuate="onLoad"/></draw:frame><text:soft-page-break/></text:p>
      <text:p text:style-name="Standard"><draw:frame draw:style-name="fr1" draw:name="graphics6" text:anchor-type="paragraph" svg:width="17cm" svg:height="12.257cm" draw:z-index="5"><draw:image xlink:href="Pictures/1000000000000290000001D9943034AA.png" xlink:type="simple" xlink:show="embed" xlink:actuate="onLoad"/></draw:frame></text:p>
      <text:p text:style-name="Standard"><draw:frame draw:style-name="fr1" draw:name="graphics8" text:anchor-type="paragraph" svg:width="17cm" svg:height="12.257cm" draw:z-index="6"><draw:image xlink:href="Pictures/1000000000000290000001D9CC33E64A.png" xlink:type="simple" xlink:show="embed" xlink:actuate="onLoad"/></draw:frame><text:soft-page-break/></text:p>
      <text:p text:style-name="Standard"><draw:frame draw:style-name="fr1" draw:name="graphics7" text:anchor-type="paragraph" svg:width="17cm" svg:height="12.257cm" draw:z-index="7"><draw:image xlink:href="Pictures/1000000000000290000001D959D7699B.png" xlink:type="simple" xlink:show="embed" xlink:actuate="onLoad"/></draw:frame></text:p>
      <text:p text:style-name="Standard"><draw:frame draw:style-name="fr1" draw:name="graphics9" text:anchor-type="paragraph" svg:width="17cm" svg:height="12.257cm" draw:z-index="8"><draw:image xlink:href="Pictures/1000000000000290000001D991CE751E.png" xlink:type="simple" xlink:show="embed" xlink:actuate="onLoad"/></draw:frame><text:soft-page-break/></text:p>
      <text:p text:style-name="Standard"><draw:frame draw:style-name="fr1" draw:name="graphics10" text:anchor-type="paragraph" svg:width="17cm" svg:height="12.257cm" draw:z-index="9"><draw:image xlink:href="Pictures/1000000000000290000001D924D28757.png" xlink:type="simple" xlink:show="embed" xlink:actuate="onLoad"/></draw:frame></text:p>
      <text:p text:style-name="Standard"><draw:frame draw:style-name="fr1" draw:name="graphics11" text:anchor-type="paragraph" svg:width="17cm" svg:height="12.257cm" draw:z-index="10"><draw:image xlink:href="Pictures/1000000000000290000001D92CD99A2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Jonathan Jones <text:tab/>Tutorial 7 : Splines 2<text:tab/>090126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Jones</meta:initial-creator>
    <meta:creation-date>2012-11-06T01:16:30.81</meta:creation-date>
    <meta:document-statistic meta:table-count="0" meta:image-count="11" meta:object-count="0" meta:page-count="6" meta:paragraph-count="1" meta:word-count="8" meta:character-count="46"/>
    <dc:date>2012-11-06T01:52:30.16</dc:date>
    <dc:creator>Jonathan Jones</dc:creator>
    <meta:editing-duration>PT20M48S</meta:editing-duration>
    <meta:editing-cycles>1</meta:editing-cycles>
    <meta:generator>OpenOffice.org/3.4.1$Win32 OpenOffice.org_project/341m1$Build-9593</meta:generator>
  </office:meta>
</office:document-meta>
</file>